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c1c1c" draw:marker-start-width="0.161cm" draw:marker-end-width="0.161cm" draw:fill="solid" draw:fill-color="#666666" draw:textarea-horizontal-align="justify" draw:textarea-vertical-align="middle" draw:auto-grow-height="false" fo:min-height="0.486cm" fo:min-width="0.276cm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729fcf" draw:fill="solid" draw:fill-color="#ff000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e16173" draw:fill="solid" draw:fill-color="#ff00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25cm" svg:stroke-color="#ffffff" draw:marker-start-width="0.237cm" draw:marker-end-width="0.237cm" draw:fill="solid" draw:fill-color="#ff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ffffff" draw:marker-start-width="0.237cm" draw:marker-end-width="0.237cm" draw:fill="solid" draw:fill-color="#81d41a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ffffff" draw:marker-start-width="0.237cm" draw:marker-end-width="0.237cm" draw:fill="solid" draw:fill-color="#2a6099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666666" draw:marker-start-width="0.238cm" draw:marker-end-width="0.238cm" draw:fill="solid" draw:fill-color="#666666" draw:textarea-horizontal-align="justify" draw:textarea-vertical-align="middle" draw:auto-grow-height="false" fo:min-height="0cm" fo:min-width="0cm" fo:padding-top="0.138cm" fo:padding-bottom="0.138cm" fo:padding-left="0.263cm" fo:padding-right="0.263cm"/>
    </style:style>
    <style:style style:name="gr10" style:family="graphic" style:parent-style-name="standard">
      <style:graphic-properties svg:stroke-width="0.025cm" svg:stroke-color="#666666" draw:marker-start-width="0.237cm" draw:marker-end-width="0.237cm" draw:fill="solid" draw:fill-color="#666666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ffffff" draw:marker-start-width="0.238cm" draw:marker-end-width="0.238cm" draw:fill="solid" draw:fill-color="#81d41a" draw:textarea-horizontal-align="justify" draw:textarea-vertical-align="middle" draw:auto-grow-height="false" fo:min-height="0cm" fo:min-width="0cm" fo:padding-top="0.138cm" fo:padding-bottom="0.138cm" fo:padding-left="0.263cm" fo:padding-right="0.263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solid" draw:fill-color="#81d41a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06cm" svg:x="9.84cm" svg:y="4.7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9.84cm" svg:y="3.4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9.84cm" svg:y="2.22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9.84cm" svg:y="0.9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1.898cm" svg:y="4.7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1.898cm" svg:y="3.4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1.898cm" svg:y="2.22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1.898cm" svg:y="0.9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7.771cm" svg:y="4.7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7.771cm" svg:y="3.4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7.771cm" svg:y="2.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7.771cm" svg:y="0.9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0.871cm" svg:y="5.3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0.871cm" svg:y="4.12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0.871cm" svg:y="2.8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0.871cm" svg:y="1.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2.929cm" svg:y="5.3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2.929cm" svg:y="4.12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2.929cm" svg:y="2.8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12.929cm" svg:y="1.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8.802cm" svg:y="5.39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8.802cm" svg:y="4.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8.802cm" svg:y="2.84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27cm" svg:height="1.206cm" svg:x="8.802cm" svg:y="1.5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2" draw:layer="layout" draw:type="line" svg:x1="9.491cm" svg:y1="6.715cm" svg:x2="9.552cm" svg:y2="6.235cm" draw:start-shape="id1" draw:start-glue-point="11" draw:end-shape="id2" draw:end-glue-point="7" svg:d="M9491 6715l61-480" svg:viewBox="0 0 62 481">
          <text:p/>
        </draw:connector>
        <draw:connector draw:style-name="gr2" draw:text-style-name="P2" draw:layer="layout" draw:type="line" svg:x1="9.732cm" svg:y1="6.055cm" svg:x2="10.166cm" svg:y2="5.335cm" draw:start-shape="id2" draw:start-glue-point="11" draw:end-shape="id3" draw:end-glue-point="7" svg:d="M9732 6055l434-720" svg:viewBox="0 0 435 721">
          <text:p/>
        </draw:connector>
        <draw:connector draw:style-name="gr2" draw:text-style-name="P2" draw:layer="layout" draw:type="line" svg:x1="10.346cm" svg:y1="5.155cm" svg:x2="10.371cm" svg:y2="4.4cm" draw:start-shape="id3" draw:start-glue-point="11" draw:end-shape="id4" draw:end-glue-point="7" svg:d="M10346 5155l25-755" svg:viewBox="0 0 26 756">
          <text:p/>
        </draw:connector>
        <draw:connector draw:style-name="gr2" draw:text-style-name="P2" draw:layer="layout" draw:type="line" svg:x1="8.729cm" svg:y1="6.315cm" svg:x2="9.142cm" svg:y2="6.235cm" draw:start-shape="id5" draw:start-glue-point="11" draw:end-shape="id6" draw:end-glue-point="7" svg:d="M8729 6315l413-80" svg:viewBox="0 0 414 81">
          <text:p/>
        </draw:connector>
        <draw:connector draw:style-name="gr2" draw:text-style-name="P2" draw:layer="layout" draw:type="line" svg:x1="9.322cm" svg:y1="6.055cm" svg:x2="9.347cm" svg:y2="5.9cm" draw:start-shape="id6" draw:start-glue-point="11" draw:end-shape="id7" draw:end-glue-point="7" svg:d="M9322 6055l25-155" svg:viewBox="0 0 26 156">
          <text:p/>
        </draw:connector>
        <draw:connector draw:style-name="gr2" draw:text-style-name="P2" draw:layer="layout" draw:type="line" svg:x1="9.527cm" svg:y1="5.72cm" svg:x2="9.552cm" svg:y2="4.965cm" draw:start-shape="id7" draw:start-glue-point="11" draw:end-shape="id8" draw:end-glue-point="7" svg:d="M9527 5720l25-755" svg:viewBox="0 0 26 756">
          <text:p/>
        </draw:connector>
        <draw:connector draw:style-name="gr2" draw:text-style-name="P2" draw:layer="layout" draw:type="line" svg:x1="8.177cm" svg:y1="6.425cm" svg:x2="8.302cm" svg:y2="5.67cm" draw:end-shape="id9" draw:end-glue-point="7" svg:d="M8177 6425l125-755" svg:viewBox="0 0 126 756">
          <text:p/>
        </draw:connector>
        <draw:connector draw:style-name="gr2" draw:text-style-name="P2" draw:layer="layout" draw:type="line" svg:x1="8.482cm" svg:y1="5.49cm" svg:x2="8.507cm" svg:y2="5.335cm" draw:start-shape="id9" draw:start-glue-point="11" draw:end-shape="id10" draw:end-glue-point="7" svg:d="M8482 5490l25-155" svg:viewBox="0 0 26 156">
          <text:p/>
        </draw:connector>
        <draw:connector draw:style-name="gr2" draw:text-style-name="P2" draw:layer="layout" draw:type="line" svg:x1="8.687cm" svg:y1="5.155cm" svg:x2="9.142cm" svg:y2="4.965cm" draw:start-shape="id10" draw:start-glue-point="11" draw:end-shape="id11" draw:end-glue-point="7" svg:d="M8687 5155l455-190" svg:viewBox="0 0 456 191">
          <text:p/>
        </draw:connector>
        <draw:connector draw:style-name="gr2" draw:text-style-name="P2" draw:layer="layout" draw:type="line" svg:x1="8.277cm" svg:y1="5.155cm" svg:x2="8.302cm" svg:y2="4.4cm" draw:start-shape="id12" draw:start-glue-point="11" draw:end-shape="id13" draw:end-glue-point="7" svg:d="M8277 5155l25-755" svg:viewBox="0 0 26 756">
          <text:p/>
        </draw:connector>
        <draw:connector draw:style-name="gr2" draw:text-style-name="P2" draw:layer="layout" draw:type="line" svg:x1="8.277cm" svg:y1="3.885cm" svg:x2="8.302cm" svg:y2="3.13cm" draw:start-shape="id14" draw:start-glue-point="11" draw:end-shape="id15" draw:end-glue-point="7" svg:d="M8277 3885l25-755" svg:viewBox="0 0 26 756">
          <text:p/>
        </draw:connector>
        <draw:connector draw:style-name="gr2" draw:text-style-name="P2" draw:layer="layout" draw:type="line" svg:x1="8.482cm" svg:y1="4.22cm" svg:x2="8.507cm" svg:y2="4.065cm" draw:start-shape="id13" draw:start-glue-point="11" draw:end-shape="id16" draw:end-glue-point="7" svg:d="M8482 4220l25-155" svg:viewBox="0 0 26 156">
          <text:p/>
        </draw:connector>
        <draw:connector draw:style-name="gr2" draw:text-style-name="P2" draw:layer="layout" draw:type="line" svg:x1="8.687cm" svg:y1="3.885cm" svg:x2="9.142cm" svg:y2="3.695cm" draw:start-shape="id16" draw:start-glue-point="11" draw:end-shape="id17" draw:end-glue-point="7" svg:d="M8687 3885l455-190" svg:viewBox="0 0 456 191">
          <text:p/>
        </draw:connector>
        <draw:connector draw:style-name="gr2" draw:text-style-name="P2" draw:layer="layout" draw:type="line" svg:x1="9.322cm" svg:y1="4.785cm" svg:x2="9.347cm" svg:y2="4.63cm" draw:start-shape="id11" draw:start-glue-point="11" draw:end-shape="id18" draw:end-glue-point="7" svg:d="M9322 4785l25-155" svg:viewBox="0 0 26 156">
          <text:p/>
        </draw:connector>
        <draw:connector draw:style-name="gr2" draw:text-style-name="P2" draw:layer="layout" draw:type="line" svg:x1="9.732cm" svg:y1="4.785cm" svg:x2="10.166cm" svg:y2="4.065cm" draw:start-shape="id8" draw:start-glue-point="11" draw:end-shape="id19" draw:end-glue-point="7" svg:d="M9732 4785l434-720" svg:viewBox="0 0 435 721">
          <text:p/>
        </draw:connector>
        <draw:connector draw:style-name="gr2" draw:text-style-name="P2" draw:layer="layout" draw:type="line" svg:x1="9.527cm" svg:y1="4.45cm" svg:x2="9.552cm" svg:y2="3.695cm" draw:start-shape="id18" draw:start-glue-point="11" draw:end-shape="id20" draw:end-glue-point="7" svg:d="M9527 4450l25-755" svg:viewBox="0 0 26 756">
          <text:p/>
        </draw:connector>
        <draw:connector draw:style-name="gr2" draw:text-style-name="P2" draw:layer="layout" draw:type="line" svg:x1="9.322cm" svg:y1="3.515cm" svg:x2="9.347cm" svg:y2="3.36cm" draw:start-shape="id17" draw:start-glue-point="11" draw:end-shape="id21" draw:end-glue-point="7" svg:d="M9322 3515l25-155" svg:viewBox="0 0 26 156">
          <text:p/>
        </draw:connector>
        <draw:connector draw:style-name="gr2" draw:text-style-name="P2" draw:layer="layout" draw:type="line" svg:x1="8.482cm" svg:y1="2.95cm" svg:x2="8.507cm" svg:y2="2.795cm" draw:start-shape="id15" draw:start-glue-point="11" draw:end-shape="id22" draw:end-glue-point="7" svg:d="M8482 2950l25-155" svg:viewBox="0 0 26 156">
          <text:p/>
        </draw:connector>
        <draw:connector draw:style-name="gr2" draw:text-style-name="P2" draw:layer="layout" draw:type="line" svg:x1="8.277cm" svg:y1="2.615cm" svg:x2="8.302cm" svg:y2="1.86cm" draw:start-shape="id23" draw:start-glue-point="11" draw:end-shape="id24" draw:end-glue-point="7" svg:d="M8277 2615l25-755" svg:viewBox="0 0 26 756">
          <text:p/>
        </draw:connector>
        <draw:connector draw:style-name="gr2" draw:text-style-name="P2" draw:layer="layout" draw:type="line" svg:x1="8.687cm" svg:y1="2.615cm" svg:x2="9.142cm" svg:y2="2.425cm" draw:start-shape="id22" draw:start-glue-point="11" draw:end-shape="id25" draw:end-glue-point="7" svg:d="M8687 2615l455-190" svg:viewBox="0 0 456 191">
          <text:p/>
        </draw:connector>
        <draw:connector draw:style-name="gr2" draw:text-style-name="P2" draw:layer="layout" draw:type="line" svg:x1="8.482cm" svg:y1="1.68cm" svg:x2="8.507cm" svg:y2="1.525cm" draw:start-shape="id24" draw:start-glue-point="11" draw:end-shape="id26" draw:end-glue-point="7" svg:d="M8482 1680l25-155" svg:viewBox="0 0 26 156">
          <text:p/>
        </draw:connector>
        <draw:connector draw:style-name="gr2" draw:text-style-name="P2" draw:layer="layout" draw:type="line" svg:x1="9.322cm" svg:y1="2.245cm" svg:x2="9.347cm" svg:y2="2.09cm" draw:start-shape="id25" draw:start-glue-point="11" draw:end-shape="id27" draw:end-glue-point="7" svg:d="M9322 2245l25-155" svg:viewBox="0 0 26 156">
          <text:p/>
        </draw:connector>
        <draw:connector draw:style-name="gr2" draw:text-style-name="P2" draw:layer="layout" draw:type="line" svg:x1="9.527cm" svg:y1="3.18cm" svg:x2="9.552cm" svg:y2="2.425cm" draw:start-shape="id21" draw:start-glue-point="11" draw:end-shape="id28" draw:end-glue-point="7" svg:d="M9527 3180l25-755" svg:viewBox="0 0 26 756">
          <text:p/>
        </draw:connector>
        <draw:connector draw:style-name="gr2" draw:text-style-name="P2" draw:layer="layout" draw:type="line" svg:x1="9.732cm" svg:y1="2.245cm" svg:x2="10.166cm" svg:y2="1.525cm" draw:start-shape="id28" draw:start-glue-point="11" draw:end-shape="id29" draw:end-glue-point="7" svg:d="M9732 2245l434-720" svg:viewBox="0 0 435 721">
          <text:p/>
        </draw:connector>
        <draw:connector draw:style-name="gr2" draw:text-style-name="P2" draw:layer="layout" draw:type="line" svg:x1="9.732cm" svg:y1="3.515cm" svg:x2="10.166cm" svg:y2="2.795cm" draw:start-shape="id20" draw:start-glue-point="11" draw:end-shape="id30" draw:end-glue-point="7" svg:d="M9732 3515l434-720" svg:viewBox="0 0 435 721">
          <text:p/>
        </draw:connector>
        <draw:connector draw:style-name="gr2" draw:text-style-name="P2" draw:layer="layout" draw:type="line" svg:x1="10.346cm" svg:y1="2.615cm" svg:x2="10.371cm" svg:y2="1.86cm" draw:start-shape="id30" draw:start-glue-point="11" draw:end-shape="id31" draw:end-glue-point="7" svg:d="M10346 2615l25-755" svg:viewBox="0 0 26 756">
          <text:p/>
        </draw:connector>
        <draw:connector draw:style-name="gr2" draw:text-style-name="P2" draw:layer="layout" draw:type="line" svg:x1="10.551cm" svg:y1="1.68cm" svg:x2="10.691cm" svg:y2="1.525cm" draw:start-shape="id31" draw:start-glue-point="11" svg:d="M10551 1680l140-155" svg:viewBox="0 0 141 156">
          <text:p/>
        </draw:connector>
        <draw:connector draw:style-name="gr2" draw:text-style-name="P2" draw:layer="layout" draw:type="line" svg:x1="10.346cm" svg:y1="3.885cm" svg:x2="10.371cm" svg:y2="3.13cm" draw:start-shape="id19" draw:start-glue-point="11" draw:end-shape="id32" draw:end-glue-point="7" svg:d="M10346 3885l25-755" svg:viewBox="0 0 26 756">
          <text:p/>
        </draw:connector>
        <draw:connector draw:style-name="gr2" draw:text-style-name="P2" draw:layer="layout" draw:type="line" svg:x1="10.551cm" svg:y1="2.95cm" svg:x2="10.576cm" svg:y2="2.795cm" draw:start-shape="id32" draw:start-glue-point="11" draw:end-shape="id33" draw:end-glue-point="7" svg:d="M10551 2950l25-155" svg:viewBox="0 0 26 156">
          <text:p/>
        </draw:connector>
        <draw:connector draw:style-name="gr2" draw:text-style-name="P2" draw:layer="layout" draw:type="line" svg:x1="10.756cm" svg:y1="2.615cm" svg:x2="11.211cm" svg:y2="2.425cm" draw:start-shape="id33" draw:start-glue-point="11" draw:end-shape="id34" draw:end-glue-point="7" svg:d="M10756 2615l455-190" svg:viewBox="0 0 456 191">
          <text:p/>
        </draw:connector>
        <draw:connector draw:style-name="gr2" draw:text-style-name="P2" draw:layer="layout" draw:type="line" svg:x1="11.391cm" svg:y1="2.245cm" svg:x2="11.416cm" svg:y2="2.09cm" draw:start-shape="id34" draw:start-glue-point="11" draw:end-shape="id35" draw:end-glue-point="7" svg:d="M11391 2245l25-155" svg:viewBox="0 0 26 156">
          <text:p/>
        </draw:connector>
        <draw:connector draw:style-name="gr2" draw:text-style-name="P2" draw:layer="layout" draw:type="line" svg:x1="10.189cm" svg:y1="6.315cm" svg:x2="10.371cm" svg:y2="5.67cm" draw:start-shape="id36" draw:start-glue-point="11" draw:end-shape="id37" draw:end-glue-point="7" svg:d="M10189 6315l182-645" svg:viewBox="0 0 183 646">
          <text:p/>
        </draw:connector>
        <draw:connector draw:style-name="gr2" draw:text-style-name="P2" draw:layer="layout" draw:type="line" svg:x1="10.824cm" svg:y1="6.315cm" svg:x2="11.211cm" svg:y2="6.235cm" draw:start-shape="id38" draw:start-glue-point="11" draw:end-shape="id39" draw:end-glue-point="7" svg:d="M10824 6315l387-80" svg:viewBox="0 0 388 81">
          <text:p/>
        </draw:connector>
        <draw:connector draw:style-name="gr2" draw:text-style-name="P2" draw:layer="layout" draw:type="line" svg:x1="11.586cm" svg:y1="6.715cm" svg:x2="11.621cm" svg:y2="6.235cm" draw:start-shape="id40" draw:start-glue-point="11" draw:end-shape="id41" draw:end-glue-point="7" svg:d="M11586 6715l35-480" svg:viewBox="0 0 36 481">
          <text:p/>
        </draw:connector>
        <draw:connector draw:style-name="gr2" draw:text-style-name="P2" draw:layer="layout" draw:type="line" svg:x1="10.551cm" svg:y1="5.49cm" svg:x2="10.576cm" svg:y2="5.335cm" draw:start-shape="id37" draw:start-glue-point="11" draw:end-shape="id42" draw:end-glue-point="7" svg:d="M10551 5490l25-155" svg:viewBox="0 0 26 156">
          <text:p/>
        </draw:connector>
        <draw:connector draw:style-name="gr2" draw:text-style-name="P2" draw:layer="layout" draw:type="line" svg:x1="10.756cm" svg:y1="5.155cm" svg:x2="11.211cm" svg:y2="4.965cm" draw:start-shape="id42" draw:start-glue-point="11" draw:end-shape="id43" draw:end-glue-point="7" svg:d="M10756 5155l455-190" svg:viewBox="0 0 456 191">
          <text:p/>
        </draw:connector>
        <draw:connector draw:style-name="gr2" draw:text-style-name="P2" draw:layer="layout" draw:type="line" svg:x1="11.391cm" svg:y1="4.785cm" svg:x2="11.416cm" svg:y2="4.63cm" draw:start-shape="id43" draw:start-glue-point="11" draw:end-shape="id44" draw:end-glue-point="7" svg:d="M11391 4785l25-155" svg:viewBox="0 0 26 156">
          <text:p/>
        </draw:connector>
        <draw:connector draw:style-name="gr2" draw:text-style-name="P2" draw:layer="layout" draw:type="line" svg:x1="11.596cm" svg:y1="4.45cm" svg:x2="11.621cm" svg:y2="3.695cm" draw:start-shape="id44" draw:start-glue-point="11" draw:end-shape="id45" draw:end-glue-point="7" svg:d="M11596 4450l25-755" svg:viewBox="0 0 26 756">
          <text:p/>
        </draw:connector>
        <draw:connector draw:style-name="gr2" draw:text-style-name="P2" draw:layer="layout" draw:type="line" svg:x1="11.801cm" svg:y1="3.515cm" svg:x2="12.225cm" svg:y2="2.795cm" draw:start-shape="id45" draw:start-glue-point="11" draw:end-shape="id46" draw:end-glue-point="7" svg:d="M11801 3515l424-720" svg:viewBox="0 0 425 721">
          <text:p/>
        </draw:connector>
        <draw:connector draw:style-name="gr2" draw:text-style-name="P2" draw:layer="layout" draw:type="line" svg:x1="10.551cm" svg:y1="4.22cm" svg:x2="10.576cm" svg:y2="4.065cm" draw:start-shape="id4" draw:start-glue-point="11" draw:end-shape="id47" draw:end-glue-point="7" svg:d="M10551 4220l25-155" svg:viewBox="0 0 26 156">
          <text:p/>
        </draw:connector>
        <draw:connector draw:style-name="gr2" draw:text-style-name="P2" draw:layer="layout" draw:type="line" svg:x1="10.756cm" svg:y1="3.885cm" svg:x2="11.211cm" svg:y2="3.695cm" draw:start-shape="id47" draw:start-glue-point="11" draw:end-shape="id48" draw:end-glue-point="7" svg:d="M10756 3885l455-190" svg:viewBox="0 0 456 191">
          <text:p/>
        </draw:connector>
        <draw:connector draw:style-name="gr2" draw:text-style-name="P2" draw:layer="layout" draw:type="line" svg:x1="11.391cm" svg:y1="3.515cm" svg:x2="11.416cm" svg:y2="3.36cm" draw:start-shape="id48" draw:start-glue-point="11" draw:end-shape="id49" draw:end-glue-point="7" svg:d="M11391 3515l25-155" svg:viewBox="0 0 26 156">
          <text:p/>
        </draw:connector>
        <draw:connector draw:style-name="gr2" draw:text-style-name="P2" draw:layer="layout" draw:type="line" svg:x1="11.391cm" svg:y1="6.055cm" svg:x2="11.416cm" svg:y2="5.9cm" draw:start-shape="id39" draw:start-glue-point="11" draw:end-shape="id50" draw:end-glue-point="7" svg:d="M11391 6055l25-155" svg:viewBox="0 0 26 156">
          <text:p/>
        </draw:connector>
        <draw:connector draw:style-name="gr2" draw:text-style-name="P2" draw:layer="layout" draw:type="line" svg:x1="11.596cm" svg:y1="5.72cm" svg:x2="11.621cm" svg:y2="4.965cm" draw:start-shape="id50" draw:start-glue-point="11" draw:end-shape="id51" draw:end-glue-point="7" svg:d="M11596 5720l25-755" svg:viewBox="0 0 26 756">
          <text:p/>
        </draw:connector>
        <draw:connector draw:style-name="gr2" draw:text-style-name="P2" draw:layer="layout" draw:type="line" svg:x1="11.801cm" svg:y1="4.785cm" svg:x2="12.225cm" svg:y2="4.065cm" draw:start-shape="id51" draw:start-glue-point="11" draw:end-shape="id52" draw:end-glue-point="7" svg:d="M11801 4785l424-720" svg:viewBox="0 0 425 721">
          <text:p/>
        </draw:connector>
        <draw:connector draw:style-name="gr3" draw:text-style-name="P3" draw:layer="layout" draw:type="line" svg:x1="12.405cm" svg:y1="3.885cm" svg:x2="12.43cm" svg:y2="3.13cm" draw:start-shape="id52" draw:start-glue-point="11" draw:end-shape="id53" draw:end-glue-point="7" svg:d="M12405 3885l25-755" svg:viewBox="0 0 26 756">
          <text:p/>
        </draw:connector>
        <draw:connector draw:style-name="gr2" draw:text-style-name="P2" draw:layer="layout" draw:type="line" svg:x1="12.61cm" svg:y1="2.95cm" svg:x2="12.635cm" svg:y2="2.795cm" draw:start-shape="id53" draw:start-glue-point="11" draw:end-shape="id54" draw:end-glue-point="7" svg:d="M12610 2950l25-155" svg:viewBox="0 0 26 156">
          <text:p/>
        </draw:connector>
        <draw:connector draw:style-name="gr2" draw:text-style-name="P2" draw:layer="layout" draw:type="line" svg:x1="11.801cm" svg:y1="6.055cm" svg:x2="12.225cm" svg:y2="5.335cm" draw:start-shape="id41" draw:start-glue-point="11" draw:end-shape="id55" draw:end-glue-point="7" svg:d="M11801 6055l424-720" svg:viewBox="0 0 425 721">
          <text:p/>
        </draw:connector>
        <draw:connector draw:style-name="gr3" draw:text-style-name="P3" draw:layer="layout" draw:type="line" svg:x1="12.405cm" svg:y1="5.155cm" svg:x2="12.43cm" svg:y2="4.4cm" draw:start-shape="id55" draw:start-glue-point="11" draw:end-shape="id56" draw:end-glue-point="7" svg:d="M12405 5155l25-755" svg:viewBox="0 0 26 756">
          <text:p/>
        </draw:connector>
        <draw:connector draw:style-name="gr2" draw:text-style-name="P2" draw:layer="layout" draw:type="line" svg:x1="12.61cm" svg:y1="4.22cm" svg:x2="12.635cm" svg:y2="4.065cm" draw:start-shape="id56" draw:start-glue-point="11" draw:end-shape="id57" draw:end-glue-point="7" svg:d="M12610 4220l25-155" svg:viewBox="0 0 26 156">
          <text:p/>
        </draw:connector>
        <draw:connector draw:style-name="gr2" draw:text-style-name="P2" draw:layer="layout" draw:type="line" svg:x1="12.815cm" svg:y1="3.885cm" svg:x2="13.27cm" svg:y2="3.695cm" draw:start-shape="id57" draw:start-glue-point="11" draw:end-shape="id58" draw:end-glue-point="7" svg:d="M12815 3885l455-190" svg:viewBox="0 0 456 191">
          <text:p/>
        </draw:connector>
        <draw:connector draw:style-name="gr2" draw:text-style-name="P2" draw:layer="layout" draw:type="line" svg:x1="13.45cm" svg:y1="3.515cm" svg:x2="13.475cm" svg:y2="3.36cm" draw:start-shape="id58" draw:start-glue-point="11" draw:end-shape="id59" draw:end-glue-point="7" svg:d="M13450 3515l25-155" svg:viewBox="0 0 26 156">
          <text:p/>
        </draw:connector>
        <draw:connector draw:style-name="gr3" draw:text-style-name="P3" draw:layer="layout" draw:type="line" svg:x1="12.285cm" svg:y1="6.315cm" svg:x2="12.43cm" svg:y2="5.67cm" draw:start-shape="id60" draw:start-glue-point="11" draw:end-shape="id61" draw:end-glue-point="7" svg:d="M12285 6315l145-645" svg:viewBox="0 0 146 646">
          <text:p/>
        </draw:connector>
        <draw:connector draw:style-name="gr2" draw:text-style-name="P2" draw:layer="layout" draw:type="line" svg:x1="12.61cm" svg:y1="5.49cm" svg:x2="12.635cm" svg:y2="5.335cm" draw:start-shape="id61" draw:start-glue-point="11" draw:end-shape="id62" draw:end-glue-point="7" svg:d="M12610 5490l25-155" svg:viewBox="0 0 26 156">
          <text:p/>
        </draw:connector>
        <draw:connector draw:style-name="gr2" draw:text-style-name="P2" draw:layer="layout" draw:type="line" svg:x1="12.815cm" svg:y1="5.155cm" svg:x2="13.27cm" svg:y2="4.965cm" draw:start-shape="id62" draw:start-glue-point="11" draw:end-shape="id63" draw:end-glue-point="7" svg:d="M12815 5155l455-190" svg:viewBox="0 0 456 191">
          <text:p/>
        </draw:connector>
        <draw:connector draw:style-name="gr2" draw:text-style-name="P2" draw:layer="layout" draw:type="line" svg:x1="13.45cm" svg:y1="4.785cm" svg:x2="13.475cm" svg:y2="4.63cm" draw:start-shape="id63" draw:start-glue-point="11" draw:end-shape="id64" draw:end-glue-point="7" svg:d="M13450 4785l25-155" svg:viewBox="0 0 26 156">
          <text:p/>
        </draw:connector>
        <draw:connector draw:style-name="gr2" draw:text-style-name="P2" draw:layer="layout" draw:type="line" svg:x1="13.655cm" svg:y1="4.45cm" svg:x2="13.68cm" svg:y2="3.695cm" draw:start-shape="id64" draw:start-glue-point="11" draw:end-shape="id65" draw:end-glue-point="7" svg:d="M13655 4450l25-755" svg:viewBox="0 0 26 756">
          <text:p/>
        </draw:connector>
        <draw:connector draw:style-name="gr2" draw:text-style-name="P2" draw:layer="layout" draw:type="line" svg:x1="12.856cm" svg:y1="6.315cm" svg:x2="13.27cm" svg:y2="6.235cm" draw:start-shape="id66" draw:start-glue-point="11" draw:end-shape="id67" draw:end-glue-point="7" svg:d="M12856 6315l414-80" svg:viewBox="0 0 415 81">
          <text:p/>
        </draw:connector>
        <draw:connector draw:style-name="gr2" draw:text-style-name="P2" draw:layer="layout" draw:type="line" svg:x1="13.45cm" svg:y1="6.055cm" svg:x2="13.475cm" svg:y2="5.9cm" draw:start-shape="id67" draw:start-glue-point="11" draw:end-shape="id68" draw:end-glue-point="7" svg:d="M13450 6055l25-155" svg:viewBox="0 0 26 156">
          <text:p/>
        </draw:connector>
        <draw:connector draw:style-name="gr2" draw:text-style-name="P2" draw:layer="layout" draw:type="line" svg:x1="13.655cm" svg:y1="5.72cm" svg:x2="13.68cm" svg:y2="4.965cm" draw:start-shape="id68" draw:start-glue-point="11" draw:end-shape="id69" draw:end-glue-point="7" svg:d="M13655 5720l25-755" svg:viewBox="0 0 26 756">
          <text:p/>
        </draw:connector>
        <draw:connector draw:style-name="gr2" draw:text-style-name="P2" draw:layer="layout" draw:type="line" svg:x1="13.948cm" svg:y1="4.785cm" svg:x2="14.191cm" svg:y2="4.065cm" svg:d="M13948 4785l243-720" svg:viewBox="0 0 244 721">
          <text:p/>
        </draw:connector>
        <draw:connector draw:style-name="gr2" draw:text-style-name="P2" draw:layer="layout" draw:type="line" svg:x1="13.618cm" svg:y1="6.715cm" svg:x2="13.68cm" svg:y2="6.235cm" draw:start-shape="id70" draw:start-glue-point="11" draw:end-shape="id71" draw:end-glue-point="7" svg:d="M13618 6715l62-480" svg:viewBox="0 0 63 481">
          <text:p/>
        </draw:connector>
        <draw:connector draw:style-name="gr2" draw:text-style-name="P2" draw:layer="layout" draw:type="line" svg:x1="13.948cm" svg:y1="6.055cm" svg:x2="14.191cm" svg:y2="5.335cm" svg:d="M13948 6055l243-720" svg:viewBox="0 0 244 721">
          <text:p/>
        </draw:connector>
        <draw:connector draw:style-name="gr2" draw:text-style-name="P2" draw:layer="layout" draw:type="line" svg:x1="13.948cm" svg:y1="3.515cm" svg:x2="14.191cm" svg:y2="2.795cm" svg:d="M13948 3515l243-720" svg:viewBox="0 0 244 721">
          <text:p/>
        </draw:connector>
        <draw:connector draw:style-name="gr2" draw:text-style-name="P2" draw:layer="layout" draw:type="line" svg:x1="14.191cm" svg:y1="1.525cm" svg:x2="13.948cm" svg:y2="2.245cm" svg:d="M14191 1525l-243 720" svg:viewBox="0 0 244 721">
          <text:p/>
        </draw:connector>
        <draw:connector draw:style-name="gr2" draw:text-style-name="P2" draw:layer="layout" draw:type="line" svg:x1="13.68cm" svg:y1="2.425cm" svg:x2="13.655cm" svg:y2="3.18cm" draw:start-shape="id72" draw:start-glue-point="7" draw:end-shape="id59" draw:end-glue-point="11" svg:d="M13680 2425l-25 755" svg:viewBox="0 0 26 756">
          <text:p/>
        </draw:connector>
        <draw:connector draw:style-name="gr2" draw:text-style-name="P2" draw:layer="layout" draw:type="line" svg:x1="12.815cm" svg:y1="2.615cm" svg:x2="13.27cm" svg:y2="2.425cm" draw:start-shape="id54" draw:start-glue-point="11" draw:end-shape="id73" draw:end-glue-point="7" svg:d="M12815 2615l455-190" svg:viewBox="0 0 456 191">
          <text:p/>
        </draw:connector>
        <draw:connector draw:style-name="gr2" draw:text-style-name="P2" draw:layer="layout" draw:type="line" svg:x1="13.45cm" svg:y1="2.245cm" svg:x2="13.475cm" svg:y2="2.09cm" draw:start-shape="id73" draw:start-glue-point="11" draw:end-shape="id74" draw:end-glue-point="7" svg:d="M13450 2245l25-155" svg:viewBox="0 0 26 156">
          <text:p/>
        </draw:connector>
        <draw:connector draw:style-name="gr2" draw:text-style-name="P2" draw:layer="layout" draw:type="line" svg:x1="12.635cm" svg:y1="1.525cm" svg:x2="12.61cm" svg:y2="1.68cm" draw:start-shape="id75" draw:start-glue-point="7" draw:end-shape="id76" draw:end-glue-point="11" svg:d="M12635 1525l-25 155" svg:viewBox="0 0 26 156">
          <text:p/>
        </draw:connector>
        <draw:connector draw:style-name="gr2" draw:text-style-name="P2" draw:layer="layout" draw:type="line" svg:x1="11.596cm" svg:y1="3.18cm" svg:x2="11.621cm" svg:y2="2.425cm" draw:start-shape="id49" draw:start-glue-point="11" draw:end-shape="id77" draw:end-glue-point="7" svg:d="M11596 3180l25-755" svg:viewBox="0 0 26 756">
          <text:p/>
        </draw:connector>
        <draw:connector draw:style-name="gr2" draw:text-style-name="P2" draw:layer="layout" draw:type="line" svg:x1="11.801cm" svg:y1="2.245cm" svg:x2="12.225cm" svg:y2="1.525cm" draw:start-shape="id77" draw:start-glue-point="11" draw:end-shape="id78" draw:end-glue-point="7" svg:d="M11801 2245l424-720" svg:viewBox="0 0 425 721">
          <text:p/>
        </draw:connector>
        <draw:connector draw:style-name="gr3" draw:text-style-name="P3" draw:layer="layout" draw:type="line" svg:x1="12.405cm" svg:y1="2.615cm" svg:x2="12.43cm" svg:y2="1.86cm" draw:start-shape="id46" draw:start-glue-point="11" draw:end-shape="id76" draw:end-glue-point="7" svg:d="M12405 2615l25-755" svg:viewBox="0 0 26 756">
          <text:p/>
        </draw:connector>
        <draw:connector draw:style-name="gr4" draw:text-style-name="P2" draw:layer="layout" draw:type="line" svg:x1="8.277cm" svg:y1="1.525cm" svg:x2="8.302cm" svg:y2="1.68cm" draw:start-shape="id79" draw:start-glue-point="9" draw:end-shape="id24" draw:end-glue-point="5" svg:d="M8277 1525l25 155" svg:viewBox="0 0 26 156">
          <text:p/>
        </draw:connector>
        <draw:connector draw:style-name="gr4" draw:text-style-name="P2" draw:layer="layout" draw:type="line" svg:x1="8.482cm" svg:y1="1.86cm" svg:x2="8.507cm" svg:y2="2.615cm" draw:start-shape="id24" draw:start-glue-point="9" draw:end-shape="id22" draw:end-glue-point="5" svg:d="M8482 1860l25 755" svg:viewBox="0 0 26 756">
          <text:p/>
        </draw:connector>
        <draw:connector draw:style-name="gr4" draw:text-style-name="P2" draw:layer="layout" draw:type="line" svg:x1="8.687cm" svg:y1="2.795cm" svg:x2="9.142cm" svg:y2="3.515cm" draw:start-shape="id22" draw:start-glue-point="9" draw:end-shape="id17" draw:end-glue-point="5" svg:d="M8687 2795l455 720" svg:viewBox="0 0 456 721">
          <text:p/>
        </draw:connector>
        <draw:connector draw:style-name="gr4" draw:text-style-name="P2" draw:layer="layout" draw:type="line" svg:x1="8.277cm" svg:y1="2.795cm" svg:x2="8.302cm" svg:y2="2.95cm" draw:start-shape="id23" draw:start-glue-point="9" draw:end-shape="id15" draw:end-glue-point="5" svg:d="M8277 2795l25 155" svg:viewBox="0 0 26 156">
          <text:p/>
        </draw:connector>
        <draw:connector draw:style-name="gr4" draw:text-style-name="P2" draw:layer="layout" draw:type="line" svg:x1="8.482cm" svg:y1="3.13cm" svg:x2="8.507cm" svg:y2="3.885cm" draw:start-shape="id15" draw:start-glue-point="9" draw:end-shape="id16" draw:end-glue-point="5" svg:d="M8482 3130l25 755" svg:viewBox="0 0 26 756">
          <text:p/>
        </draw:connector>
        <draw:connector draw:style-name="gr4" draw:text-style-name="P2" draw:layer="layout" draw:type="line" svg:x1="8.687cm" svg:y1="1.525cm" svg:x2="9.142cm" svg:y2="2.245cm" draw:start-shape="id26" draw:start-glue-point="9" draw:end-shape="id25" draw:end-glue-point="5" svg:d="M8687 1525l455 720" svg:viewBox="0 0 456 721">
          <text:p/>
        </draw:connector>
        <draw:connector draw:style-name="gr4" draw:text-style-name="P2" draw:layer="layout" draw:type="line" svg:x1="9.322cm" svg:y1="2.425cm" svg:x2="9.347cm" svg:y2="3.18cm" draw:start-shape="id25" draw:start-glue-point="9" draw:end-shape="id21" draw:end-glue-point="5" svg:d="M9322 2425l25 755" svg:viewBox="0 0 26 756">
          <text:p/>
        </draw:connector>
        <draw:connector draw:style-name="gr4" draw:text-style-name="P2" draw:layer="layout" draw:type="line" svg:x1="9.527cm" svg:y1="3.36cm" svg:x2="9.552cm" svg:y2="3.515cm" draw:start-shape="id21" draw:start-glue-point="9" draw:end-shape="id20" draw:end-glue-point="5" svg:d="M9527 3360l25 155" svg:viewBox="0 0 26 156">
          <text:p/>
        </draw:connector>
        <draw:connector draw:style-name="gr4" draw:text-style-name="P2" draw:layer="layout" draw:type="line" svg:x1="9.527cm" svg:y1="2.09cm" svg:x2="9.552cm" svg:y2="2.245cm" draw:start-shape="id27" draw:start-glue-point="9" draw:end-shape="id28" draw:end-glue-point="5" svg:d="M9527 2090l25 155" svg:viewBox="0 0 26 156">
          <text:p/>
        </draw:connector>
        <draw:connector draw:style-name="gr4" draw:text-style-name="P2" draw:layer="layout" draw:type="line" svg:x1="9.732cm" svg:y1="2.425cm" svg:x2="10.166cm" svg:y2="2.615cm" draw:start-shape="id28" draw:start-glue-point="9" draw:end-shape="id30" draw:end-glue-point="5" svg:d="M9732 2425l434 190" svg:viewBox="0 0 435 191">
          <text:p/>
        </draw:connector>
        <draw:connector draw:style-name="gr4" draw:text-style-name="P2" draw:layer="layout" draw:type="line" svg:x1="10.346cm" svg:y1="2.795cm" svg:x2="10.371cm" svg:y2="2.95cm" draw:start-shape="id30" draw:start-glue-point="9" draw:end-shape="id32" draw:end-glue-point="5" svg:d="M10346 2795l25 155" svg:viewBox="0 0 26 156">
          <text:p/>
        </draw:connector>
        <draw:connector draw:style-name="gr4" draw:text-style-name="P2" draw:layer="layout" draw:type="line" svg:x1="10.346cm" svg:y1="1.525cm" svg:x2="10.371cm" svg:y2="1.68cm" draw:start-shape="id29" draw:start-glue-point="9" draw:end-shape="id31" draw:end-glue-point="5" svg:d="M10346 1525l25 155" svg:viewBox="0 0 26 156">
          <text:p/>
        </draw:connector>
        <draw:connector draw:style-name="gr4" draw:text-style-name="P2" draw:layer="layout" draw:type="line" svg:x1="10.551cm" svg:y1="1.86cm" svg:x2="10.576cm" svg:y2="2.615cm" draw:start-shape="id31" draw:start-glue-point="9" draw:end-shape="id33" draw:end-glue-point="5" svg:d="M10551 1860l25 755" svg:viewBox="0 0 26 756">
          <text:p/>
        </draw:connector>
        <draw:connector draw:style-name="gr4" draw:text-style-name="P2" draw:layer="layout" draw:type="line" svg:x1="9.322cm" svg:y1="3.695cm" svg:x2="9.347cm" svg:y2="4.45cm" draw:start-shape="id17" draw:start-glue-point="9" draw:end-shape="id18" draw:end-glue-point="5" svg:d="M9322 3695l25 755" svg:viewBox="0 0 26 756">
          <text:p/>
        </draw:connector>
        <draw:connector draw:style-name="gr4" draw:text-style-name="P2" draw:layer="layout" draw:type="line" svg:x1="8.687cm" svg:y1="4.065cm" svg:x2="9.142cm" svg:y2="4.785cm" draw:start-shape="id16" draw:start-glue-point="9" draw:end-shape="id11" draw:end-glue-point="5" svg:d="M8687 4065l455 720" svg:viewBox="0 0 456 721">
          <text:p/>
        </draw:connector>
        <draw:connector draw:style-name="gr4" draw:text-style-name="P2" draw:layer="layout" draw:type="line" svg:x1="8.277cm" svg:y1="4.065cm" svg:x2="8.302cm" svg:y2="4.22cm" draw:start-shape="id14" draw:start-glue-point="9" draw:end-shape="id13" draw:end-glue-point="5" svg:d="M8277 4065l25 155" svg:viewBox="0 0 26 156">
          <text:p/>
        </draw:connector>
        <draw:connector draw:style-name="gr4" draw:text-style-name="P2" draw:layer="layout" draw:type="line" svg:x1="8.482cm" svg:y1="4.4cm" svg:x2="8.507cm" svg:y2="5.155cm" draw:start-shape="id13" draw:start-glue-point="9" draw:end-shape="id10" draw:end-glue-point="5" svg:d="M8482 4400l25 755" svg:viewBox="0 0 26 756">
          <text:p/>
        </draw:connector>
        <draw:connector draw:style-name="gr4" draw:text-style-name="P2" draw:layer="layout" draw:type="line" svg:x1="8.277cm" svg:y1="5.335cm" svg:x2="8.302cm" svg:y2="5.49cm" draw:start-shape="id12" draw:start-glue-point="9" draw:end-shape="id9" draw:end-glue-point="5" svg:d="M8277 5335l25 155" svg:viewBox="0 0 26 156">
          <text:p/>
        </draw:connector>
        <draw:connector draw:style-name="gr4" draw:text-style-name="P2" draw:layer="layout" draw:type="line" svg:x1="8.482cm" svg:y1="5.67cm" svg:x2="8.638cm" svg:y2="6.315cm" draw:start-shape="id9" draw:start-glue-point="9" draw:end-shape="id5" draw:end-glue-point="5" svg:d="M8482 5670l156 645" svg:viewBox="0 0 157 646">
          <text:p/>
        </draw:connector>
        <draw:connector draw:style-name="gr4" draw:text-style-name="P2" draw:layer="layout" draw:type="line" svg:x1="8.687cm" svg:y1="5.335cm" svg:x2="9.142cm" svg:y2="6.055cm" draw:start-shape="id10" draw:start-glue-point="9" draw:end-shape="id6" draw:end-glue-point="5" svg:d="M8687 5335l455 720" svg:viewBox="0 0 456 721">
          <text:p/>
        </draw:connector>
        <draw:connector draw:style-name="gr4" draw:text-style-name="P2" draw:layer="layout" draw:type="line" svg:x1="9.322cm" svg:y1="4.965cm" svg:x2="9.347cm" svg:y2="5.72cm" draw:start-shape="id11" draw:start-glue-point="9" draw:end-shape="id7" draw:end-glue-point="5" svg:d="M9322 4965l25 755" svg:viewBox="0 0 26 756">
          <text:p/>
        </draw:connector>
        <draw:connector draw:style-name="gr4" draw:text-style-name="P2" draw:layer="layout" draw:type="line" svg:x1="9.527cm" svg:y1="4.63cm" svg:x2="9.552cm" svg:y2="4.785cm" draw:start-shape="id18" draw:start-glue-point="9" draw:end-shape="id8" draw:end-glue-point="5" svg:d="M9527 4630l25 155" svg:viewBox="0 0 26 156">
          <text:p/>
        </draw:connector>
        <draw:connector draw:style-name="gr4" draw:text-style-name="P2" draw:layer="layout" draw:type="line" svg:x1="9.732cm" svg:y1="4.965cm" svg:x2="10.166cm" svg:y2="5.155cm" draw:start-shape="id8" draw:start-glue-point="9" draw:end-shape="id3" draw:end-glue-point="5" svg:d="M9732 4965l434 190" svg:viewBox="0 0 435 191">
          <text:p/>
        </draw:connector>
        <draw:connector draw:style-name="gr4" draw:text-style-name="P2" draw:layer="layout" draw:type="line" svg:x1="10.346cm" svg:y1="5.335cm" svg:x2="10.371cm" svg:y2="5.49cm" draw:start-shape="id3" draw:start-glue-point="9" draw:end-shape="id37" draw:end-glue-point="5" svg:d="M10346 5335l25 155" svg:viewBox="0 0 26 156">
          <text:p/>
        </draw:connector>
        <draw:connector draw:style-name="gr4" draw:text-style-name="P2" draw:layer="layout" draw:type="line" svg:x1="10.551cm" svg:y1="5.67cm" svg:x2="10.733cm" svg:y2="6.315cm" draw:start-shape="id37" draw:start-glue-point="9" draw:end-shape="id38" draw:end-glue-point="5" svg:d="M10551 5670l182 645" svg:viewBox="0 0 183 646">
          <text:p/>
        </draw:connector>
        <draw:connector draw:style-name="gr4" draw:text-style-name="P2" draw:layer="layout" draw:type="line" svg:x1="9.527cm" svg:y1="5.9cm" svg:x2="9.552cm" svg:y2="6.055cm" draw:start-shape="id7" draw:start-glue-point="9" draw:end-shape="id2" draw:end-glue-point="5" svg:d="M9527 5900l25 155" svg:viewBox="0 0 26 156">
          <text:p/>
        </draw:connector>
        <draw:connector draw:style-name="gr4" draw:text-style-name="P2" draw:layer="layout" draw:type="line" svg:x1="9.732cm" svg:y1="6.235cm" svg:x2="10.098cm" svg:y2="6.315cm" draw:start-shape="id2" draw:start-glue-point="9" draw:end-shape="id36" draw:end-glue-point="5" svg:d="M9732 6235l366 80" svg:viewBox="0 0 367 81">
          <text:p/>
        </draw:connector>
        <draw:connector draw:style-name="gr4" draw:text-style-name="P2" draw:layer="layout" draw:type="line" svg:x1="9.322cm" svg:y1="6.235cm" svg:x2="9.4cm" svg:y2="6.715cm" draw:start-shape="id6" draw:start-glue-point="9" draw:end-shape="id1" draw:end-glue-point="5" svg:d="M9322 6235l78 480" svg:viewBox="0 0 79 481">
          <text:p/>
        </draw:connector>
        <draw:connector draw:style-name="gr4" draw:text-style-name="P2" draw:layer="layout" draw:type="line" svg:x1="9.732cm" svg:y1="3.695cm" svg:x2="10.166cm" svg:y2="3.885cm" draw:start-shape="id20" draw:start-glue-point="9" draw:end-shape="id19" draw:end-glue-point="5" svg:d="M9732 3695l434 190" svg:viewBox="0 0 435 191">
          <text:p/>
        </draw:connector>
        <draw:connector draw:style-name="gr4" draw:text-style-name="P2" draw:layer="layout" draw:type="line" svg:x1="10.346cm" svg:y1="4.065cm" svg:x2="10.371cm" svg:y2="4.22cm" draw:start-shape="id19" draw:start-glue-point="9" draw:end-shape="id4" draw:end-glue-point="5" svg:d="M10346 4065l25 155" svg:viewBox="0 0 26 156">
          <text:p/>
        </draw:connector>
        <draw:connector draw:style-name="gr4" draw:text-style-name="P2" draw:layer="layout" draw:type="line" svg:x1="10.551cm" svg:y1="4.4cm" svg:x2="10.576cm" svg:y2="5.155cm" draw:start-shape="id4" draw:start-glue-point="9" draw:end-shape="id42" draw:end-glue-point="5" svg:d="M10551 4400l25 755" svg:viewBox="0 0 26 756">
          <text:p/>
        </draw:connector>
        <draw:connector draw:style-name="gr4" draw:text-style-name="P2" draw:layer="layout" draw:type="line" svg:x1="10.756cm" svg:y1="5.335cm" svg:x2="11.211cm" svg:y2="6.055cm" draw:start-shape="id42" draw:start-glue-point="9" draw:end-shape="id39" draw:end-glue-point="5" svg:d="M10756 5335l455 720" svg:viewBox="0 0 456 721">
          <text:p/>
        </draw:connector>
        <draw:connector draw:style-name="gr4" draw:text-style-name="P2" draw:layer="layout" draw:type="line" svg:x1="10.551cm" svg:y1="3.13cm" svg:x2="10.576cm" svg:y2="3.885cm" draw:start-shape="id32" draw:start-glue-point="9" draw:end-shape="id47" draw:end-glue-point="5" svg:d="M10551 3130l25 755" svg:viewBox="0 0 26 756">
          <text:p/>
        </draw:connector>
        <draw:connector draw:style-name="gr4" draw:text-style-name="P2" draw:layer="layout" draw:type="line" svg:x1="10.756cm" svg:y1="4.065cm" svg:x2="11.211cm" svg:y2="4.785cm" draw:start-shape="id47" draw:start-glue-point="9" draw:end-shape="id43" draw:end-glue-point="5" svg:d="M10756 4065l455 720" svg:viewBox="0 0 456 721">
          <text:p/>
        </draw:connector>
        <draw:connector draw:style-name="gr4" draw:text-style-name="P2" draw:layer="layout" draw:type="line" svg:x1="11.391cm" svg:y1="4.965cm" svg:x2="11.416cm" svg:y2="5.72cm" draw:start-shape="id43" draw:start-glue-point="9" draw:end-shape="id50" draw:end-glue-point="5" svg:d="M11391 4965l25 755" svg:viewBox="0 0 26 756">
          <text:p/>
        </draw:connector>
        <draw:connector draw:style-name="gr4" draw:text-style-name="P2" draw:layer="layout" draw:type="line" svg:x1="11.391cm" svg:y1="6.235cm" svg:x2="11.495cm" svg:y2="6.715cm" draw:start-shape="id39" draw:start-glue-point="9" draw:end-shape="id40" draw:end-glue-point="5" svg:d="M11391 6235l104 480" svg:viewBox="0 0 105 481">
          <text:p/>
        </draw:connector>
        <draw:connector draw:style-name="gr4" draw:text-style-name="P2" draw:layer="layout" draw:type="line" svg:x1="11.596cm" svg:y1="5.9cm" svg:x2="11.621cm" svg:y2="6.055cm" draw:start-shape="id50" draw:start-glue-point="9" draw:end-shape="id41" draw:end-glue-point="5" svg:d="M11596 5900l25 155" svg:viewBox="0 0 26 156">
          <text:p/>
        </draw:connector>
        <draw:connector draw:style-name="gr4" draw:text-style-name="P2" draw:layer="layout" draw:type="line" svg:x1="10.756cm" svg:y1="2.795cm" svg:x2="11.211cm" svg:y2="3.515cm" draw:start-shape="id33" draw:start-glue-point="9" draw:end-shape="id48" draw:end-glue-point="5" svg:d="M10756 2795l455 720" svg:viewBox="0 0 456 721">
          <text:p/>
        </draw:connector>
        <draw:connector draw:style-name="gr4" draw:text-style-name="P2" draw:layer="layout" draw:type="line" svg:x1="11.391cm" svg:y1="3.695cm" svg:x2="11.416cm" svg:y2="4.45cm" draw:start-shape="id48" draw:start-glue-point="9" draw:end-shape="id44" draw:end-glue-point="5" svg:d="M11391 3695l25 755" svg:viewBox="0 0 26 756">
          <text:p/>
        </draw:connector>
        <draw:connector draw:style-name="gr4" draw:text-style-name="P2" draw:layer="layout" draw:type="line" svg:x1="11.596cm" svg:y1="4.63cm" svg:x2="11.621cm" svg:y2="4.785cm" draw:start-shape="id44" draw:start-glue-point="9" draw:end-shape="id51" draw:end-glue-point="5" svg:d="M11596 4630l25 155" svg:viewBox="0 0 26 156">
          <text:p/>
        </draw:connector>
        <draw:connector draw:style-name="gr4" draw:text-style-name="P2" draw:layer="layout" draw:type="line" svg:x1="11.801cm" svg:y1="4.965cm" svg:x2="12.225cm" svg:y2="5.155cm" draw:start-shape="id51" draw:start-glue-point="9" draw:end-shape="id55" draw:end-glue-point="5" svg:d="M11801 4965l424 190" svg:viewBox="0 0 425 191">
          <text:p/>
        </draw:connector>
        <draw:connector draw:style-name="gr5" draw:text-style-name="P3" draw:layer="layout" draw:type="line" svg:x1="12.405cm" svg:y1="5.335cm" svg:x2="12.445cm" svg:y2="5.59cm" draw:start-shape="id55" draw:start-glue-point="9" svg:d="M12405 5335l40 255" svg:viewBox="0 0 41 256">
          <text:p/>
        </draw:connector>
        <draw:connector draw:style-name="gr4" draw:text-style-name="P2" draw:layer="layout" draw:type="line" svg:x1="11.801cm" svg:y1="6.235cm" svg:x2="12.194cm" svg:y2="6.315cm" draw:start-shape="id41" draw:start-glue-point="9" draw:end-shape="id60" draw:end-glue-point="5" svg:d="M11801 6235l393 80" svg:viewBox="0 0 394 81">
          <text:p/>
        </draw:connector>
        <draw:connector draw:style-name="gr4" draw:text-style-name="P2" draw:layer="layout" draw:type="line" svg:x1="10.756cm" svg:y1="1.525cm" svg:x2="11.211cm" svg:y2="2.245cm" draw:start-shape="id80" draw:start-glue-point="9" draw:end-shape="id34" draw:end-glue-point="5" svg:d="M10756 1525l455 720" svg:viewBox="0 0 456 721">
          <text:p/>
        </draw:connector>
        <draw:connector draw:style-name="gr4" draw:text-style-name="P2" draw:layer="layout" draw:type="line" svg:x1="11.391cm" svg:y1="2.425cm" svg:x2="11.416cm" svg:y2="3.18cm" draw:start-shape="id34" draw:start-glue-point="9" draw:end-shape="id49" draw:end-glue-point="5" svg:d="M11391 2425l25 755" svg:viewBox="0 0 26 756">
          <text:p/>
        </draw:connector>
        <draw:connector draw:style-name="gr4" draw:text-style-name="P2" draw:layer="layout" draw:type="line" svg:x1="11.596cm" svg:y1="3.36cm" svg:x2="11.621cm" svg:y2="3.515cm" draw:start-shape="id49" draw:start-glue-point="9" draw:end-shape="id45" draw:end-glue-point="5" svg:d="M11596 3360l25 155" svg:viewBox="0 0 26 156">
          <text:p/>
        </draw:connector>
        <draw:connector draw:style-name="gr4" draw:text-style-name="P2" draw:layer="layout" draw:type="line" svg:x1="11.801cm" svg:y1="3.695cm" svg:x2="12.225cm" svg:y2="3.885cm" draw:start-shape="id45" draw:start-glue-point="9" draw:end-shape="id52" draw:end-glue-point="5" svg:d="M11801 3695l424 190" svg:viewBox="0 0 425 191">
          <text:p/>
        </draw:connector>
        <draw:connector draw:style-name="gr5" draw:text-style-name="P3" draw:layer="layout" draw:type="line" svg:x1="12.405cm" svg:y1="4.065cm" svg:x2="12.445cm" svg:y2="4.32cm" draw:start-shape="id52" draw:start-glue-point="9" svg:d="M12405 4065l40 255" svg:viewBox="0 0 41 256">
          <text:p/>
        </draw:connector>
        <draw:connector draw:style-name="gr4" draw:text-style-name="P2" draw:layer="layout" draw:type="line" svg:x1="12.61cm" svg:y1="4.4cm" svg:x2="12.635cm" svg:y2="5.155cm" draw:start-shape="id56" draw:start-glue-point="9" draw:end-shape="id62" draw:end-glue-point="5" svg:d="M12610 4400l25 755" svg:viewBox="0 0 26 756">
          <text:p/>
        </draw:connector>
        <draw:connector draw:style-name="gr4" draw:text-style-name="P2" draw:layer="layout" draw:type="line" svg:x1="12.61cm" svg:y1="5.67cm" svg:x2="12.765cm" svg:y2="6.315cm" draw:start-shape="id61" draw:start-glue-point="9" draw:end-shape="id66" draw:end-glue-point="5" svg:d="M12610 5670l155 645" svg:viewBox="0 0 156 646">
          <text:p/>
        </draw:connector>
        <draw:connector draw:style-name="gr4" draw:text-style-name="P2" draw:layer="layout" draw:type="line" svg:x1="12.815cm" svg:y1="5.335cm" svg:x2="13.27cm" svg:y2="6.055cm" draw:start-shape="id62" draw:start-glue-point="9" draw:end-shape="id67" draw:end-glue-point="5" svg:d="M12815 5335l455 720" svg:viewBox="0 0 456 721">
          <text:p/>
        </draw:connector>
        <draw:connector draw:style-name="gr4" draw:text-style-name="P2" draw:layer="layout" draw:type="line" svg:x1="13.45cm" svg:y1="6.235cm" svg:x2="13.527cm" svg:y2="6.715cm" draw:start-shape="id67" draw:start-glue-point="9" draw:end-shape="id70" draw:end-glue-point="5" svg:d="M13450 6235l77 480" svg:viewBox="0 0 78 481">
          <text:p/>
        </draw:connector>
        <draw:connector draw:style-name="gr4" draw:text-style-name="P2" draw:layer="layout" draw:type="line" svg:x1="11.596cm" svg:y1="2.09cm" svg:x2="11.621cm" svg:y2="2.245cm" draw:start-shape="id35" draw:start-glue-point="9" draw:end-shape="id77" draw:end-glue-point="5" svg:d="M11596 2090l25 155" svg:viewBox="0 0 26 156">
          <text:p/>
        </draw:connector>
        <draw:connector draw:style-name="gr4" draw:text-style-name="P2" draw:layer="layout" draw:type="line" svg:x1="11.801cm" svg:y1="2.425cm" svg:x2="12.225cm" svg:y2="2.615cm" draw:start-shape="id77" draw:start-glue-point="9" draw:end-shape="id46" draw:end-glue-point="5" svg:d="M11801 2425l424 190" svg:viewBox="0 0 425 191">
          <text:p/>
        </draw:connector>
        <draw:connector draw:style-name="gr5" draw:text-style-name="P3" draw:layer="layout" draw:type="line" svg:x1="12.405cm" svg:y1="2.795cm" svg:x2="12.445cm" svg:y2="3.05cm" draw:start-shape="id46" draw:start-glue-point="9" svg:d="M12405 2795l40 255" svg:viewBox="0 0 41 256">
          <text:p/>
        </draw:connector>
        <draw:connector draw:style-name="gr4" draw:text-style-name="P2" draw:layer="layout" draw:type="line" svg:x1="12.61cm" svg:y1="3.13cm" svg:x2="12.635cm" svg:y2="3.885cm" draw:start-shape="id53" draw:start-glue-point="9" draw:end-shape="id57" draw:end-glue-point="5" svg:d="M12610 3130l25 755" svg:viewBox="0 0 26 756">
          <text:p/>
        </draw:connector>
        <draw:connector draw:style-name="gr4" draw:text-style-name="P2" draw:layer="layout" draw:type="line" svg:x1="12.815cm" svg:y1="4.065cm" svg:x2="13.27cm" svg:y2="4.785cm" draw:start-shape="id57" draw:start-glue-point="9" draw:end-shape="id63" draw:end-glue-point="5" svg:d="M12815 4065l455 720" svg:viewBox="0 0 456 721">
          <text:p/>
        </draw:connector>
        <draw:connector draw:style-name="gr4" draw:text-style-name="P2" draw:layer="layout" draw:type="line" svg:x1="13.45cm" svg:y1="4.965cm" svg:x2="13.475cm" svg:y2="5.72cm" draw:start-shape="id63" draw:start-glue-point="9" draw:end-shape="id68" draw:end-glue-point="5" svg:d="M13450 4965l25 755" svg:viewBox="0 0 26 756">
          <text:p/>
        </draw:connector>
        <draw:connector draw:style-name="gr4" draw:text-style-name="P2" draw:layer="layout" draw:type="line" svg:x1="13.655cm" svg:y1="5.9cm" svg:x2="13.68cm" svg:y2="6.055cm" draw:start-shape="id68" draw:start-glue-point="9" draw:end-shape="id71" draw:end-glue-point="5" svg:d="M13655 5900l25 155" svg:viewBox="0 0 26 156">
          <text:p/>
        </draw:connector>
        <draw:connector draw:style-name="gr4" draw:text-style-name="P2" draw:layer="layout" draw:type="line" svg:x1="13.948cm" svg:y1="6.235cm" svg:x2="14.191cm" svg:y2="6.425cm" svg:d="M13948 6235l243 190" svg:viewBox="0 0 244 191">
          <text:p/>
        </draw:connector>
        <draw:connector draw:style-name="gr5" draw:text-style-name="P3" draw:layer="layout" draw:type="line" svg:x1="12.405cm" svg:y1="1.525cm" svg:x2="12.445cm" svg:y2="1.78cm" draw:start-shape="id78" draw:start-glue-point="9" svg:d="M12405 1525l40 255" svg:viewBox="0 0 41 256">
          <text:p/>
        </draw:connector>
        <draw:connector draw:style-name="gr4" draw:text-style-name="P2" draw:layer="layout" draw:type="line" svg:x1="12.61cm" svg:y1="1.86cm" svg:x2="12.635cm" svg:y2="2.615cm" draw:start-shape="id76" draw:start-glue-point="9" draw:end-shape="id54" draw:end-glue-point="5" svg:d="M12610 1860l25 755" svg:viewBox="0 0 26 756">
          <text:p/>
        </draw:connector>
        <draw:connector draw:style-name="gr4" draw:text-style-name="P2" draw:layer="layout" draw:type="line" svg:x1="12.815cm" svg:y1="2.795cm" svg:x2="13.27cm" svg:y2="3.515cm" draw:start-shape="id54" draw:start-glue-point="9" draw:end-shape="id58" draw:end-glue-point="5" svg:d="M12815 2795l455 720" svg:viewBox="0 0 456 721">
          <text:p/>
        </draw:connector>
        <draw:connector draw:style-name="gr4" draw:text-style-name="P2" draw:layer="layout" draw:type="line" svg:x1="13.45cm" svg:y1="3.695cm" svg:x2="13.475cm" svg:y2="4.45cm" draw:start-shape="id58" draw:start-glue-point="9" draw:end-shape="id64" draw:end-glue-point="5" svg:d="M13450 3695l25 755" svg:viewBox="0 0 26 756">
          <text:p/>
        </draw:connector>
        <draw:connector draw:style-name="gr4" draw:text-style-name="P2" draw:layer="layout" draw:type="line" svg:x1="13.655cm" svg:y1="4.63cm" svg:x2="13.68cm" svg:y2="4.785cm" draw:start-shape="id64" draw:start-glue-point="9" draw:end-shape="id69" draw:end-glue-point="5" svg:d="M13655 4630l25 155" svg:viewBox="0 0 26 156">
          <text:p/>
        </draw:connector>
        <draw:connector draw:style-name="gr4" draw:text-style-name="P2" draw:layer="layout" draw:type="line" svg:x1="13.948cm" svg:y1="4.965cm" svg:x2="14.191cm" svg:y2="5.155cm" svg:d="M13948 4965l243 190" svg:viewBox="0 0 244 191">
          <text:p/>
        </draw:connector>
        <draw:connector draw:style-name="gr4" draw:text-style-name="P2" draw:layer="layout" draw:type="line" svg:x1="12.815cm" svg:y1="1.525cm" svg:x2="13.27cm" svg:y2="2.245cm" draw:start-shape="id75" draw:start-glue-point="9" draw:end-shape="id73" draw:end-glue-point="5" svg:d="M12815 1525l455 720" svg:viewBox="0 0 456 721">
          <text:p/>
        </draw:connector>
        <draw:connector draw:style-name="gr4" draw:text-style-name="P2" draw:layer="layout" draw:type="line" svg:x1="13.45cm" svg:y1="2.425cm" svg:x2="13.475cm" svg:y2="3.18cm" draw:start-shape="id73" draw:start-glue-point="9" draw:end-shape="id59" draw:end-glue-point="5" svg:d="M13450 2425l25 755" svg:viewBox="0 0 26 756">
          <text:p/>
        </draw:connector>
        <draw:connector draw:style-name="gr4" draw:text-style-name="P2" draw:layer="layout" draw:type="line" svg:x1="13.655cm" svg:y1="3.36cm" svg:x2="13.68cm" svg:y2="3.515cm" draw:start-shape="id59" draw:start-glue-point="9" draw:end-shape="id65" draw:end-glue-point="5" svg:d="M13655 3360l25 155" svg:viewBox="0 0 26 156">
          <text:p/>
        </draw:connector>
        <draw:connector draw:style-name="gr4" draw:text-style-name="P2" draw:layer="layout" draw:type="line" svg:x1="13.948cm" svg:y1="3.695cm" svg:x2="14.191cm" svg:y2="3.885cm" svg:d="M13948 3695l243 190" svg:viewBox="0 0 244 191">
          <text:p/>
        </draw:connector>
        <draw:connector draw:style-name="gr4" draw:text-style-name="P2" draw:layer="layout" draw:type="line" svg:x1="13.655cm" svg:y1="2.09cm" svg:x2="13.68cm" svg:y2="2.245cm" draw:start-shape="id74" draw:start-glue-point="9" draw:end-shape="id72" draw:end-glue-point="5" svg:d="M13655 2090l25 155" svg:viewBox="0 0 26 156">
          <text:p/>
        </draw:connector>
        <draw:connector draw:style-name="gr4" draw:text-style-name="P2" draw:layer="layout" draw:type="line" svg:x1="13.948cm" svg:y1="2.425cm" svg:x2="14.191cm" svg:y2="2.615cm" svg:d="M13948 2425l243 190" svg:viewBox="0 0 244 191">
          <text:p/>
        </draw:connector>
        <draw:connector draw:style-name="gr2" draw:text-style-name="P2" draw:layer="layout" draw:type="line" svg:x1="8.346cm" svg:y1="0.845cm" svg:x2="8.277cm" svg:y2="1.345cm" draw:start-shape="id81" draw:start-glue-point="7" draw:end-shape="id79" draw:end-glue-point="11" svg:d="M8346 845l-69 500" svg:viewBox="0 0 70 501">
          <text:p/>
        </draw:connector>
        <draw:connector draw:style-name="gr2" draw:text-style-name="P2" draw:layer="layout" draw:type="line" svg:x1="9.086cm" svg:y1="1.21cm" svg:x2="8.687cm" svg:y2="1.345cm" draw:start-shape="id82" draw:start-glue-point="7" draw:end-shape="id26" draw:end-glue-point="11" svg:d="M9086 1210l-399 135" svg:viewBox="0 0 400 136">
          <text:p/>
        </draw:connector>
        <draw:connector draw:style-name="gr2" draw:text-style-name="P2" draw:layer="layout" draw:type="line" svg:x1="9.527cm" svg:y1="1.91cm" svg:x2="9.696cm" svg:y2="1.21cm" draw:start-shape="id27" draw:start-glue-point="11" draw:end-shape="id83" draw:end-glue-point="7" svg:d="M9527 1910l169-700" svg:viewBox="0 0 170 701">
          <text:p/>
        </draw:connector>
        <draw:connector draw:style-name="gr2" draw:text-style-name="P2" draw:layer="layout" draw:type="line" svg:x1="10.346cm" svg:y1="1.345cm" svg:x2="10.415cm" svg:y2="0.845cm" draw:start-shape="id29" draw:start-glue-point="11" draw:end-shape="id84" draw:end-glue-point="7" svg:d="M10346 1345l69-500" svg:viewBox="0 0 70 501">
          <text:p/>
        </draw:connector>
        <draw:connector draw:style-name="gr2" draw:text-style-name="P2" draw:layer="layout" draw:type="line" svg:x1="10.756cm" svg:y1="1.345cm" svg:x2="11.155cm" svg:y2="1.21cm" draw:start-shape="id80" draw:start-glue-point="11" draw:end-shape="id85" draw:end-glue-point="7" svg:d="M10756 1345l399-135" svg:viewBox="0 0 400 136">
          <text:p/>
        </draw:connector>
        <draw:connector draw:style-name="gr2" draw:text-style-name="P2" draw:layer="layout" draw:type="line" svg:x1="11.596cm" svg:y1="1.91cm" svg:x2="11.765cm" svg:y2="1.21cm" draw:start-shape="id35" draw:start-glue-point="11" draw:end-shape="id86" draw:end-glue-point="7" svg:d="M11596 1910l169-700" svg:viewBox="0 0 170 701">
          <text:p/>
        </draw:connector>
        <draw:connector draw:style-name="gr2" draw:text-style-name="P2" draw:layer="layout" draw:type="line" svg:x1="12.405cm" svg:y1="1.345cm" svg:x2="12.474cm" svg:y2="0.845cm" draw:start-shape="id78" draw:start-glue-point="11" draw:end-shape="id87" draw:end-glue-point="7" svg:d="M12405 1345l69-500" svg:viewBox="0 0 70 501">
          <text:p/>
        </draw:connector>
        <draw:connector draw:style-name="gr2" draw:text-style-name="P2" draw:layer="layout" draw:type="line" svg:x1="12.815cm" svg:y1="1.345cm" svg:x2="13.214cm" svg:y2="1.21cm" draw:start-shape="id75" draw:start-glue-point="11" draw:end-shape="id88" draw:end-glue-point="7" svg:d="M12815 1345l399-135" svg:viewBox="0 0 400 136">
          <text:p/>
        </draw:connector>
        <draw:connector draw:style-name="gr2" draw:text-style-name="P2" draw:layer="layout" draw:type="line" svg:x1="13.655cm" svg:y1="1.91cm" svg:x2="13.824cm" svg:y2="1.21cm" draw:start-shape="id74" draw:start-glue-point="11" svg:d="M13655 1910l169-700" svg:viewBox="0 0 170 701">
          <text:p/>
        </draw:connector>
        <draw:connector draw:style-name="gr4" draw:text-style-name="P2" draw:layer="layout" draw:type="line" svg:x1="13.475cm" svg:y1="1.91cm" svg:x2="13.305cm" svg:y2="1.21cm" draw:start-shape="id74" draw:start-glue-point="5" draw:end-shape="id88" draw:end-glue-point="9" svg:d="M13475 1910l-170-700" svg:viewBox="0 0 171 701">
          <text:p/>
        </draw:connector>
        <draw:connector draw:style-name="gr4" draw:text-style-name="P2" draw:layer="layout" draw:type="line" svg:x1="12.635cm" svg:y1="1.345cm" svg:x2="12.565cm" svg:y2="0.845cm" draw:start-shape="id75" draw:start-glue-point="5" draw:end-shape="id87" draw:end-glue-point="9" svg:d="M12635 1345l-70-500" svg:viewBox="0 0 71 501">
          <text:p/>
        </draw:connector>
        <draw:connector draw:style-name="gr4" draw:text-style-name="P2" draw:layer="layout" draw:type="line" svg:x1="12.225cm" svg:y1="1.345cm" svg:x2="11.856cm" svg:y2="1.21cm" draw:start-shape="id78" draw:start-glue-point="5" draw:end-shape="id86" draw:end-glue-point="9" svg:d="M12225 1345l-369-135" svg:viewBox="0 0 370 136">
          <text:p/>
        </draw:connector>
        <draw:connector draw:style-name="gr4" draw:text-style-name="P2" draw:layer="layout" draw:type="line" svg:x1="11.416cm" svg:y1="1.91cm" svg:x2="11.246cm" svg:y2="1.21cm" draw:start-shape="id35" draw:start-glue-point="5" draw:end-shape="id85" draw:end-glue-point="9" svg:d="M11416 1910l-170-700" svg:viewBox="0 0 171 701">
          <text:p/>
        </draw:connector>
        <draw:connector draw:style-name="gr4" draw:text-style-name="P2" draw:layer="layout" draw:type="line" svg:x1="10.691cm" svg:y1="1.345cm" svg:x2="10.506cm" svg:y2="0.845cm" draw:end-shape="id84" draw:end-glue-point="9" svg:d="M10691 1345l-185-500" svg:viewBox="0 0 186 501">
          <text:p/>
        </draw:connector>
        <draw:connector draw:style-name="gr4" draw:text-style-name="P2" draw:layer="layout" draw:type="line" svg:x1="10.166cm" svg:y1="1.345cm" svg:x2="9.787cm" svg:y2="1.21cm" draw:start-shape="id29" draw:start-glue-point="5" draw:end-shape="id83" draw:end-glue-point="9" svg:d="M10166 1345l-379-135" svg:viewBox="0 0 380 136">
          <text:p/>
        </draw:connector>
        <draw:connector draw:style-name="gr4" draw:text-style-name="P2" draw:layer="layout" draw:type="line" svg:x1="9.347cm" svg:y1="1.91cm" svg:x2="9.177cm" svg:y2="1.21cm" draw:start-shape="id27" draw:start-glue-point="5" draw:end-shape="id82" draw:end-glue-point="9" svg:d="M9347 1910l-170-700" svg:viewBox="0 0 171 701">
          <text:p/>
        </draw:connector>
        <draw:connector draw:style-name="gr4" draw:text-style-name="P2" draw:layer="layout" draw:type="line" svg:x1="8.507cm" svg:y1="1.345cm" svg:x2="8.437cm" svg:y2="0.845cm" draw:start-shape="id26" draw:start-glue-point="5" draw:end-shape="id81" draw:end-glue-point="9" svg:d="M8507 1345l-70-500" svg:viewBox="0 0 71 501">
          <text:p/>
        </draw:connector>
        <draw:connector draw:style-name="gr2" draw:text-style-name="P2" draw:layer="layout" draw:type="line" svg:x1="8.097cm" svg:y1="5.335cm" svg:x2="7.567cm" svg:y2="5.806cm" draw:start-shape="id12" draw:start-glue-point="7" svg:d="M8097 5335l-530 471" svg:viewBox="0 0 531 472">
          <text:p/>
        </draw:connector>
        <draw:connector draw:style-name="gr2" draw:text-style-name="P2" draw:layer="layout" draw:type="line" svg:x1="8.097cm" svg:y1="4.065cm" svg:x2="7.577cm" svg:y2="4.487cm" draw:start-shape="id14" draw:start-glue-point="7" svg:d="M8097 4065l-520 422" svg:viewBox="0 0 521 423">
          <text:p/>
        </draw:connector>
        <draw:connector draw:style-name="gr2" draw:text-style-name="P2" draw:layer="layout" draw:type="line" svg:x1="8.097cm" svg:y1="2.795cm" svg:x2="7.468cm" svg:y2="3.341cm" draw:start-shape="id23" draw:start-glue-point="7" svg:d="M8097 2795l-629 546" svg:viewBox="0 0 630 547">
          <text:p/>
        </draw:connector>
        <draw:connector draw:style-name="gr2" draw:text-style-name="P2" draw:layer="layout" draw:type="line" svg:x1="8.097cm" svg:y1="1.525cm" svg:x2="7.411cm" svg:y2="2.148cm" draw:start-shape="id79" draw:start-glue-point="7" svg:d="M8097 1525l-686 623" svg:viewBox="0 0 687 624">
          <text:p/>
        </draw:connector>
        <draw:connector draw:style-name="gr4" draw:text-style-name="P2" draw:layer="layout" draw:type="line" svg:x1="8.097cm" svg:y1="1.345cm" svg:x2="7.553cm" svg:y2="1.079cm" draw:start-shape="id79" draw:start-glue-point="5" svg:d="M8097 1345l-544-266" svg:viewBox="0 0 545 267">
          <text:p/>
        </draw:connector>
        <draw:connector draw:style-name="gr4" draw:text-style-name="P2" draw:layer="layout" draw:type="line" svg:x1="8.097cm" svg:y1="2.615cm" svg:x2="7.503cm" svg:y2="2.353cm" draw:start-shape="id23" draw:start-glue-point="5" svg:d="M8097 2615l-594-262" svg:viewBox="0 0 595 263">
          <text:p/>
        </draw:connector>
        <draw:connector draw:style-name="gr4" draw:text-style-name="P2" draw:layer="layout" draw:type="line" svg:x1="8.097cm" svg:y1="3.885cm" svg:x2="7.503cm" svg:y2="3.623cm" draw:start-shape="id14" draw:start-glue-point="5" svg:d="M8097 3885l-594-262" svg:viewBox="0 0 595 263">
          <text:p/>
        </draw:connector>
        <draw:connector draw:style-name="gr4" draw:text-style-name="P2" draw:layer="layout" draw:type="line" svg:x1="8.097cm" svg:y1="5.155cm" svg:x2="7.549cm" svg:y2="4.922cm" draw:start-shape="id12" draw:start-glue-point="5" svg:d="M8097 5155l-548-233" svg:viewBox="0 0 549 234">
          <text:p/>
        </draw:connector>
        <draw:custom-shape draw:style-name="gr6" draw:text-style-name="P3" xml:id="id79" draw:id="id79" draw:layer="layout" svg:width="0.254cm" svg:height="0.254cm" svg:x="8.06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4" draw:id="id24" draw:layer="layout" svg:width="0.254cm" svg:height="0.254cm" svg:x="8.265cm" svg:y="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0.254cm" svg:height="0.254cm" svg:x="8.06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0.254cm" svg:height="0.254cm" svg:x="8.06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3" draw:id="id13" draw:layer="layout" svg:width="0.254cm" svg:height="0.254cm" svg:x="8.265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2" draw:id="id12" draw:layer="layout" svg:width="0.254cm" svg:height="0.254cm" svg:x="8.06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9" draw:id="id9" draw:layer="layout" svg:width="0.254cm" svg:height="0.254cm" svg:x="8.265cm" svg:y="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6" draw:id="id26" draw:layer="layout" svg:width="0.254cm" svg:height="0.254cm" svg:x="8.4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5" draw:id="id25" draw:layer="layout" svg:width="0.254cm" svg:height="0.254cm" svg:x="9.10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2" draw:id="id22" draw:layer="layout" svg:width="0.254cm" svg:height="0.254cm" svg:x="8.4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0.254cm" svg:height="0.254cm" svg:x="9.10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6" draw:id="id16" draw:layer="layout" svg:width="0.254cm" svg:height="0.254cm" svg:x="8.47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0.254cm" svg:height="0.254cm" svg:x="9.105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0" draw:id="id10" draw:layer="layout" svg:width="0.254cm" svg:height="0.254cm" svg:x="8.47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" draw:id="id6" draw:layer="layout" svg:width="0.254cm" svg:height="0.254cm" svg:x="9.105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7" draw:id="id27" draw:layer="layout" svg:width="0.254cm" svg:height="0.254cm" svg:x="9.31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8" draw:id="id28" draw:layer="layout" svg:width="0.254cm" svg:height="0.254cm" svg:x="9.51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1" draw:id="id21" draw:layer="layout" svg:width="0.254cm" svg:height="0.254cm" svg:x="9.31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0" draw:id="id20" draw:layer="layout" svg:width="0.254cm" svg:height="0.254cm" svg:x="9.51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8" draw:id="id18" draw:layer="layout" svg:width="0.254cm" svg:height="0.254cm" svg:x="9.31cm" svg:y="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254cm" svg:height="0.254cm" svg:x="9.515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" draw:id="id7" draw:layer="layout" svg:width="0.254cm" svg:height="0.254cm" svg:x="9.31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2" draw:id="id2" draw:layer="layout" svg:width="0.254cm" svg:height="0.254cm" svg:x="9.515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0.254cm" svg:height="0.254cm" svg:x="10.12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1" draw:id="id31" draw:layer="layout" svg:width="0.254cm" svg:height="0.254cm" svg:x="10.334cm" svg:y="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0" draw:id="id30" draw:layer="layout" svg:width="0.254cm" svg:height="0.254cm" svg:x="10.12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9" draw:id="id19" draw:layer="layout" svg:width="0.254cm" svg:height="0.254cm" svg:x="10.12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0.254cm" svg:height="0.254cm" svg:x="10.334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0.254cm" svg:height="0.254cm" svg:x="10.12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7" draw:id="id37" draw:layer="layout" svg:width="0.254cm" svg:height="0.254cm" svg:x="10.334cm" svg:y="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0" draw:id="id80" draw:layer="layout" svg:width="0.254cm" svg:height="0.254cm" svg:x="10.53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4" draw:id="id34" draw:layer="layout" svg:width="0.254cm" svg:height="0.254cm" svg:x="11.174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3" draw:id="id33" draw:layer="layout" svg:width="0.254cm" svg:height="0.254cm" svg:x="10.53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8" draw:id="id48" draw:layer="layout" svg:width="0.254cm" svg:height="0.254cm" svg:x="11.17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7" draw:id="id47" draw:layer="layout" svg:width="0.254cm" svg:height="0.254cm" svg:x="10.53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3" draw:id="id43" draw:layer="layout" svg:width="0.254cm" svg:height="0.254cm" svg:x="11.174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2" draw:id="id42" draw:layer="layout" svg:width="0.254cm" svg:height="0.254cm" svg:x="10.53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9" draw:id="id39" draw:layer="layout" svg:width="0.254cm" svg:height="0.254cm" svg:x="11.174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5" draw:id="id35" draw:layer="layout" svg:width="0.254cm" svg:height="0.254cm" svg:x="11.379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7" draw:id="id77" draw:layer="layout" svg:width="0.254cm" svg:height="0.254cm" svg:x="11.584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9" draw:id="id49" draw:layer="layout" svg:width="0.254cm" svg:height="0.254cm" svg:x="11.379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5" draw:id="id45" draw:layer="layout" svg:width="0.254cm" svg:height="0.254cm" svg:x="11.58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4" draw:id="id44" draw:layer="layout" svg:width="0.254cm" svg:height="0.254cm" svg:x="11.379cm" svg:y="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1" draw:id="id51" draw:layer="layout" svg:width="0.254cm" svg:height="0.254cm" svg:x="11.584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0" draw:id="id50" draw:layer="layout" svg:width="0.254cm" svg:height="0.254cm" svg:x="11.379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1" draw:id="id41" draw:layer="layout" svg:width="0.254cm" svg:height="0.254cm" svg:x="11.584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8" draw:id="id78" draw:layer="layout" svg:width="0.254cm" svg:height="0.254cm" svg:x="12.1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6" draw:id="id76" draw:layer="layout" svg:width="0.254cm" svg:height="0.254cm" svg:x="12.393cm" svg:y="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6" draw:id="id46" draw:layer="layout" svg:width="0.254cm" svg:height="0.254cm" svg:x="12.1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2" draw:id="id52" draw:layer="layout" svg:width="0.254cm" svg:height="0.254cm" svg:x="12.1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6" draw:id="id56" draw:layer="layout" svg:width="0.254cm" svg:height="0.254cm" svg:x="12.393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5" draw:id="id55" draw:layer="layout" svg:width="0.254cm" svg:height="0.254cm" svg:x="12.1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1" draw:id="id61" draw:layer="layout" svg:width="0.254cm" svg:height="0.254cm" svg:x="12.393cm" svg:y="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5" draw:id="id75" draw:layer="layout" svg:width="0.254cm" svg:height="0.254cm" svg:x="12.5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3" draw:id="id73" draw:layer="layout" svg:width="0.254cm" svg:height="0.254cm" svg:x="13.23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4" draw:id="id54" draw:layer="layout" svg:width="0.254cm" svg:height="0.254cm" svg:x="12.5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8" draw:id="id58" draw:layer="layout" svg:width="0.254cm" svg:height="0.254cm" svg:x="13.23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7" draw:id="id57" draw:layer="layout" svg:width="0.254cm" svg:height="0.254cm" svg:x="12.5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3" draw:id="id63" draw:layer="layout" svg:width="0.254cm" svg:height="0.254cm" svg:x="13.23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2" draw:id="id62" draw:layer="layout" svg:width="0.254cm" svg:height="0.254cm" svg:x="12.5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7" draw:id="id67" draw:layer="layout" svg:width="0.254cm" svg:height="0.254cm" svg:x="13.233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4" draw:id="id74" draw:layer="layout" svg:width="0.254cm" svg:height="0.254cm" svg:x="13.438cm" svg:y="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2" draw:id="id72" draw:layer="layout" svg:width="0.254cm" svg:height="0.254cm" svg:x="13.64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9" draw:id="id59" draw:layer="layout" svg:width="0.254cm" svg:height="0.254cm" svg:x="13.43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5" draw:id="id65" draw:layer="layout" svg:width="0.254cm" svg:height="0.254cm" svg:x="13.64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4" draw:id="id64" draw:layer="layout" svg:width="0.254cm" svg:height="0.254cm" svg:x="13.438cm" svg:y="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9" draw:id="id69" draw:layer="layout" svg:width="0.254cm" svg:height="0.254cm" svg:x="13.64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8" draw:id="id68" draw:layer="layout" svg:width="0.254cm" svg:height="0.254cm" svg:x="13.438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1" draw:id="id71" draw:layer="layout" svg:width="0.254cm" svg:height="0.254cm" svg:x="13.643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0.127cm" svg:height="0.127cm" svg:x="8.62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1" draw:id="id81" draw:layer="layout" svg:width="0.127cm" svg:height="0.127cm" svg:x="8.328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2" draw:id="id82" draw:layer="layout" svg:width="0.127cm" svg:height="0.127cm" svg:x="9.068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3" draw:id="id83" draw:layer="layout" svg:width="0.127cm" svg:height="0.127cm" svg:x="9.678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4" draw:id="id84" draw:layer="layout" svg:width="0.127cm" svg:height="0.127cm" svg:x="10.397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5" draw:id="id85" draw:layer="layout" svg:width="0.127cm" svg:height="0.127cm" svg:x="11.137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6" draw:id="id86" draw:layer="layout" svg:width="0.127cm" svg:height="0.127cm" svg:x="11.747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7" draw:id="id87" draw:layer="layout" svg:width="0.127cm" svg:height="0.127cm" svg:x="12.456cm" svg:y="0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8" draw:id="id88" draw:layer="layout" svg:width="0.127cm" svg:height="0.127cm" svg:x="13.196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6" draw:id="id36" draw:layer="layout" svg:width="0.127cm" svg:height="0.127cm" svg:x="10.08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8" draw:id="id38" draw:layer="layout" svg:width="0.127cm" svg:height="0.127cm" svg:x="10.715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0" draw:id="id60" draw:layer="layout" svg:width="0.127cm" svg:height="0.127cm" svg:x="12.176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6" draw:id="id66" draw:layer="layout" svg:width="0.127cm" svg:height="0.127cm" svg:x="12.747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" draw:id="id1" draw:layer="layout" svg:width="0.127cm" svg:height="0.127cm" svg:x="9.382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0" draw:id="id40" draw:layer="layout" svg:width="0.127cm" svg:height="0.127cm" svg:x="11.477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0" draw:id="id70" draw:layer="layout" svg:width="0.127cm" svg:height="0.127cm" svg:x="13.509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5" draw:id="id15" draw:layer="layout" svg:width="0.254cm" svg:height="0.254cm" svg:x="8.265cm" svg:y="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2" draw:id="id32" draw:layer="layout" svg:width="0.254cm" svg:height="0.254cm" svg:x="10.334cm" svg:y="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53" draw:id="id53" draw:layer="layout" svg:width="0.254cm" svg:height="0.254cm" svg:x="12.393cm" svg:y="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1T15:24:34.604868706</dc:date>
    <meta:editing-duration>PT1H5M27S</meta:editing-duration>
    <meta:editing-cycles>16</meta:editing-cycles>
    <meta:document-statistic meta:object-count="281"/>
  </office:meta>
</office:document-meta>
</file>